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14cm"/>
    </style:style>
    <style:style style:name="co12" style:family="table-column">
      <style:table-column-properties fo:break-before="auto" style:column-width="3.463cm"/>
    </style:style>
    <style:style style:name="co13" style:family="table-column">
      <style:table-column-properties fo:break-before="auto" style:column-width="16.92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825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4.479cm"/>
    </style:style>
    <style:style style:name="co11" style:family="table-column">
      <style:table-column-properties fo:break-before="auto" style:column-width="2.586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10.345cm"/>
    </style:style>
    <style:style style:name="co16" style:family="table-column">
      <style:table-column-properties fo:break-before="auto" style:column-width="1.1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5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991cm" fo:break-before="auto" style:use-optimal-row-height="false"/>
    </style:style>
    <style:style style:name="ro7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3.401cm" fo:break-before="auto" style:use-optimal-row-height="true"/>
    </style:style>
    <style:style style:name="ro14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</style:style>
    <style:style style:name="ce2" style:family="table-cell" style:parent-style-name="Heading">
      <style:text-properties style:font-size-asian="14pt" style:font-size-complex="14pt"/>
    </style:style>
    <style:style style:name="ce3" style:family="table-cell" style:parent-style-name="Heading">
      <style:table-cell-properties fo:border="0.018cm solid #000000"/>
    </style:style>
    <style:style style:name="ce4" style:family="table-cell" style:parent-style-name="Default">
      <style:table-cell-properties fo:border="0.018cm solid #000000"/>
    </style:style>
    <style:style style:name="ce5" style:family="table-cell" style:parent-style-name="Heading">
      <style:table-cell-properties fo:wrap-option="wrap" fo:border="0.018cm solid #000000"/>
    </style:style>
    <style:style style:name="ce6" style:family="table-cell" style:parent-style-name="Heading1">
      <style:table-cell-properties style:text-align-source="fix" style:repeat-content="false" fo:wrap-option="wrap" fo:border="0.018cm solid #000000" style:vertical-align="middle"/>
      <style:paragraph-properties fo:text-align="start"/>
    </style:style>
    <style:style style:name="ce7" style:family="table-cell" style:parent-style-name="Encabezado2">
      <style:table-cell-properties fo:wrap-option="wrap" fo:border="0.018cm solid #000000" style:vertical-align="middle"/>
      <style:paragraph-properties fo:margin-left="0.353cm"/>
    </style:style>
    <style:style style:name="ce8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.706cm"/>
    </style:style>
    <style:style style:name="ce9" style:family="table-cell" style:parent-style-name="Encabezado2">
      <style:table-cell-properties fo:wrap-option="wrap" fo:border="0.018cm solid #000000" style:vertical-align="middle"/>
    </style:style>
    <style:style style:name="ce10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.353cm"/>
    </style:style>
    <style:style style:name="ce11" style:family="table-cell" style:parent-style-name="Encabezado2">
      <style:table-cell-properties fo:wrap-option="wrap" fo:border="0.018cm solid #000000" style:vertical-align="middle"/>
      <style:paragraph-properties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Heading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start" fo:margin-left="0cm"/>
    </style:style>
    <style:style style:name="ce15" style:family="table-cell" style:parent-style-name="Heading">
      <style:table-cell-properties style:text-align-source="fix" style:repeat-content="false" fo:wrap-option="wrap" fo:border="0.018cm solid #000000"/>
      <style:paragraph-properties fo:text-align="center" fo:margin-left="0cm"/>
    </style:style>
    <style:style style:name="ce16" style:family="table-cell" style:parent-style-name="Heading1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8" style:family="table-cell" style:parent-style-name="Encabezado2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order-bottom="0.018cm solid #000000" style:text-align-source="fix" style:repeat-content="false" fo:wrap-option="wrap" fo:border-left="none" fo:border-right="none" fo:border-top="0.018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 fo:margin-left="0cm"/>
    </style:style>
    <style:style style:name="ce22" style:family="table-cell" style:parent-style-name="SinDatos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DejaVu Sans" style:font-name-complex="DejaVu Sans"/>
    </style:style>
  </office:automatic-styles>
  <office:body>
    <office:spreadsheet>
      <table:content-validations>
        <table:content-validation table:name="val1" table:condition="of:cell-content-is-in-list([Política.$A$2:.$A$6])" table:allow-empty-cell="true" table:display-list="unsorted" table:base-cell-address="Terminales.E4"/>
        <table:content-validation table:name="val2" table:condition="of:cell-content-is-in-list([Datos.$A$2:.$A$6])" table:allow-empty-cell="true" table:display-list="unsorted" table:base-cell-address="'SAD 2.10.0'.B2"/>
        <table:content-validation table:name="val3" table:condition="of:cell-content-is-in-list([$Datos.$A$9:.$A$10])" table:allow-empty-cell="true" table:display-list="unsorted" table:base-cell-address="'SAD 2.10.0'.C2"/>
        <table:content-validation table:name="val4" table:condition="of:cell-content-is-in-list([Política.$A$2:.$A$9])" table:allow-empty-cell="true" table:display-list="unsorted" table:base-cell-address="'SAD 2.12.0'.B2"/>
        <table:content-validation table:name="val5" table:condition="of:cell-content-is-in-list([Política.$A$10:.$A$12])" table:allow-empty-cell="true" table:display-list="unsorted" table:base-cell-address="Terminales.E24"/>
        <table:content-validation table:name="val6" table:condition="of:cell-content-is-in-list([Datos.$A$2:.$A$9])" table:allow-empty-cell="true" table:display-list="unsorted" table:base-cell-address="'SAD 2.12.0'.B9"/>
      </table:content-validations>
      <table:table table:name="Política" table:style-name="ta1" table:print="false">
        <office:forms form:automatic-focus="false" form:apply-design-mode="false"/>
        <table:table-column table:style-name="co1" table:default-cell-style-name="Heading"/>
        <table:table-row table:style-name="ro1">
          <table:table-cell office:value-type="string">
            <text:p>Política</text:p>
          </table:table-cell>
        </table:table-row>
        <table:table-row table:style-name="ro2">
          <table:table-cell table:style-name="ce1" office:value-type="string">
            <text:p><text:span text:style-name="T1">Compromisos de </text:span><text:span text:style-name="T1">AGATAv2</text:span></text:p>
            <text:p/>
            <text:p>Firefox: Al menos una versión del navegador liberada hace menos de un año</text:p>
            <text:p>Internet explorer: Al menos una versión del navegador liberada hace menos de un año</text:p>
            <text:p/>
            <text:p>Clientes de escritorio:</text:p>
            <text:p/>
            <text:p>* MS Outlook: 2010 (con limitaciones)</text:p>
            <text:p><text:span text:style-name="T2">* MS Outlook: 2007 (con </text:span><text:span text:style-name="T2">limitaciones, a </text:span><text:span text:style-name="T2">descontinuar, sin fecha </text:span><text:span text:style-name="T2">prevista)</text:span></text:p>
            <text:p>* MS Outlook: 2003 (con limitaciones, a descontinuar, <text:span text:style-name="T2">sin fecha </text:span><text:span text:style-name="T2">prevista</text:span>)</text:p>
            <text:p/>
            <text:p>* Thunderbird + Lightning + agata-connector: Una versión con menos de un año</text:p>
            <text:p/>
            <text:p>Móviles:</text:p>
            <text:p/>
            <text:p>* iOS: Última versión liberada con un máximo de 2 liberaciones al año. ¿Tiempo de latencia?</text:p>
            <text:p>* Android: Al menos 2 versiones significativas, con antiguedad no superior a 18 meses</text:p>
            <text:p>* Simbian: A descontinuar a partir de la 2.10.0</text:p>
            <text:p>* Blackbery: <text:s/>A descontinuar a partir de la 2.10.0</text:p>
          </table:table-cell>
        </table:table-row>
      </table:table>
      <table:table table:name="Termina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>
            <text:p>Terminales explícitamente homologados</text:p>
          </table:table-cell>
          <table:table-cell table:style-name="Heading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office:value-type="string">
            <text:p>Marca</text:p>
          </table:table-cell>
          <table:table-cell table:style-name="ce3" office:value-type="string">
            <text:p>Modelo</text:p>
          </table:table-cell>
          <table:table-cell table:style-name="ce3" office:value-type="string">
            <text:p>F. Homologación</text:p>
          </table:table-cell>
          <table:table-cell table:style-name="ce3" office:value-type="string">
            <text:p>Probado con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Observaciones</text:p>
          </table:table-cell>
        </table:table-row>
        <table:table-row table:style-name="ro1">
          <table:table-cell office:value-type="string">
            <text:p>HTC</text:p>
          </table:table-cell>
          <table:table-cell office:value-type="string">
            <text:p>HTC Touch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HTC</text:p>
          </table:table-cell>
          <table:table-cell office:value-type="string">
            <text:p>HTC Diamond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Samsung</text:p>
          </table:table-cell>
          <table:table-cell office:value-type="string">
            <text:p>Samsung SGH-i900v OMNIA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ony Ericcson Xperia (Windows Mobile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Nokia</text:p>
          </table:table-cell>
          <table:table-cell office:value-type="string">
            <text:p>Nokia E-51 (Symbian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Nokia</text:p>
          </table:table-cell>
          <table:table-cell office:value-type="string">
            <text:p>Nokia N96 (Symbian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Blackberry</text:p>
          </table:table-cell>
          <table:table-cell office:value-type="string">
            <text:p>Blackberry 9700 (RIM v5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Blackberry</text:p>
          </table:table-cell>
          <table:table-cell office:value-type="string">
            <text:p>Blackberry Torch 9800 (RIM v6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Samsung</text:p>
          </table:table-cell>
          <table:table-cell office:value-type="string">
            <text:p>Samsung Galaxy Gio (Android 2.2) 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HTC</text:p>
          </table:table-cell>
          <table:table-cell office:value-type="string">
            <text:p>HTC Desire S (Android 2.3) 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iPhone</text:p>
          </table:table-cell>
          <table:table-cell office:value-type="string">
            <text:p>iPhone (iOS4 / iOS5/ IOS6/IOS7/IOS8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>
          <table:table-cell office:value-type="string">
            <text:p>iPad</text:p>
          </table:table-cell>
          <table:table-cell office:value-type="string">
            <text:p>iPad (iOS4 / iOS5/ IOS6/IOS7/IOS8)</text:p>
          </table:table-cell>
          <table:table-cell table:number-columns-repeated="2"/>
          <table:table-cell table:content-validation-name="val1" office:value-type="string">
            <text:p>Compatible</text:p>
          </table:table-cell>
          <table:table-cell/>
        </table:table-row>
        <table:table-row table:style-name="ro1" table:number-rows-repeated="14">
          <table:table-cell table:number-columns-repeated="4"/>
          <table:table-cell table:content-validation-name="val1"/>
          <table:table-cell/>
        </table:table-row>
        <table:table-row table:style-name="ro1">
          <table:table-cell table:number-columns-repeated="4"/>
          <table:table-cell table:content-validation-name="val1"/>
          <table:table-cell/>
        </table:table-row>
      </table:table>
      <table:table table:name="SAD 2.12.0" table:style-name="ta1" table:print="false">
        <office:forms form:automatic-focus="false" form:apply-design-mode="false"/>
        <table:table-column table:style-name="co10" table:default-cell-style-name="ce12"/>
        <table:table-column table:style-name="co11" table:default-cell-style-name="ce19"/>
        <table:table-column table:style-name="co14" table:number-columns-repeated="3" table:default-cell-style-name="ce19"/>
        <table:table-column table:style-name="co4" table:default-cell-style-name="ce12"/>
        <table:table-column table:style-name="co15" table:default-cell-style-name="ce12"/>
        <table:table-column table:style-name="co4" table:number-columns-repeated="1014" table:default-cell-style-name="ce12"/>
        <table:table-row table:style-name="ro5">
          <table:table-cell table:style-name="ce5" office:value-type="string">
            <text:p>Plataforma / Cliente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Citas</text:p>
          </table:table-cell>
          <table:table-cell table:style-name="ce15" office:value-type="string">
            <text:p>Contactos</text:p>
          </table:table-cell>
          <table:table-cell table:style-name="ce15" office:value-type="string">
            <text:p>Tareas</text:p>
          </table:table-cell>
          <table:table-cell/>
          <table:table-cell office:value-type="string">
            <text:p>Notas sobre los cambios, borrar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Navegador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7" office:value-type="string">
            <text:p>Firefox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8" office:value-type="string">
            <text:p>Firefox 34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iExplorer</text:p>
          </table:table-cell>
          <table:table-cell table:style-name="ce7" table:content-validation-name="val2"/>
          <table:table-cell table:style-name="ce7" table:content-validation-name="val3" table:number-columns-repeated="3"/>
          <table:table-cell table:number-columns-repeated="1016"/>
        </table:table-row>
        <table:table-row table:style-name="ro5">
          <table:table-cell table:style-name="ce8" office:value-type="string">
            <text:p>IExplorer 9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Terminales móvil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Blackberry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/>
          <table:table-cell office:value-type="string">
            <text:p>Eliminar bloque obsoleto</text:p>
          </table:table-cell>
          <table:table-cell table:number-columns-repeated="1014"/>
        </table:table-row>
        <table:table-row table:style-name="ro5">
          <table:table-cell table:style-name="ce10" office:value-type="string">
            <text:p>RIM X</text:p>
          </table:table-cell>
          <table:table-cell table:style-name="ce17" table:content-validation-name="val2" office:value-type="string">
            <text:p>Descontinuado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RIM 6</text:p>
          </table:table-cell>
          <table:table-cell table:style-name="ce17" table:content-validation-name="val2" office:value-type="string">
            <text:p>No compatible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Nokia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/>
          <table:table-cell office:value-type="string">
            <text:p>Eliminar bloque obsoleto</text:p>
          </table:table-cell>
          <table:table-cell table:number-columns-repeated="1014"/>
        </table:table-row>
        <table:table-row table:style-name="ro5">
          <table:table-cell table:style-name="ce10" office:value-type="string">
            <text:p>Symbian</text:p>
          </table:table-cell>
          <table:table-cell table:style-name="ce17" table:content-validation-name="val2" office:value-type="string">
            <text:p>Descontinuado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Plataforma Windows Mobile / Phone</text:p>
          </table:table-cell>
          <table:table-cell table:style-name="ce18" table:content-validation-name="val2"/>
          <table:table-cell table:style-name="ce11" table:content-validation-name="val3" table:number-columns-repeated="3"/>
          <table:table-cell/>
          <table:table-cell office:value-type="string">
            <text:p>Añadido / Phone</text:p>
          </table:table-cell>
          <table:table-cell table:number-columns-repeated="1014"/>
        </table:table-row>
        <table:table-row table:style-name="ro5">
          <table:table-cell table:style-name="ce10" office:value-type="string">
            <text:p>WM X.Y</text:p>
          </table:table-cell>
          <table:table-cell table:style-name="ce17" table:content-validation-name="val2" office:value-type="string">
            <text:p>Descontinuado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iPhone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iOS5</text:p>
          </table:table-cell>
          <table:table-cell table:style-name="ce17" table:content-validation-name="val2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iOS6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iOS7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iOS8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Plataforma Androi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Android 2.2.3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Android 4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Android 5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Clientes de escritorio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Outlook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Outlook 2003</text:p>
          </table:table-cell>
          <table:table-cell table:style-name="ce17" table:content-validation-name="val2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Outlook 2007</text:p>
          </table:table-cell>
          <table:table-cell table:style-name="ce17" table:content-validation-name="val2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Outlook 2010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1" office:value-type="string">
            <text:p>Thunderbir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TB 8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TB 17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7">
          <table:table-cell table:style-name="ce10" office:value-type="string">
            <text:p>TB 24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/>
          <table:table-cell office:value-type="string">
            <text:p>cambiado a Compatible, correcto ¿no?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3" office:value-type="string">
            <text:p>Leyenda</text:p>
          </table:table-cell>
          <table:table-cell table:number-columns-repeated="1020"/>
        </table:table-row>
        <table:table-row table:style-name="ro8">
          <table:table-cell table:style-name="ce14" office:value-type="string" table:number-columns-spanned="5" table:number-rows-spanned="1">
            <text:p>Compatibilidad (Citas/Contactos/Tareas):<text:line-break/>- Sí: Funciona, sin limitaciones o limitaciones muy puntuales y en casos de uso poco frecuentes.<text:line-break/>- No: No es compatible<text:line-break/><text:line-break/>Para más detalles sobre la configuración o las limitaciones, consultar los manuales de usuario de las distintas plataformas y cliente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13" office:value-type="string">
            <text:p>Observaciones</text:p>
          </table:table-cell>
          <table:table-cell table:number-columns-repeated="1020"/>
        </table:table-row>
        <table:table-row table:style-name="ro10">
          <table:table-cell table:style-name="ce14" office:value-type="string" table:number-columns-spanned="5" table:number-rows-spanned="1">
            <text:p>Planificación:</text:p>
            <text:p/>
            <text:p>2.12.0 (Junio 2014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6"/>
        </table:table-row>
        <table:table-row table:style-name="ro10" table:number-rows-repeated="1048536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SAD 2.10.0" table:style-name="ta1" table:print="false">
        <table:table-column table:style-name="co10" table:default-cell-style-name="ce12"/>
        <table:table-column table:style-name="co11" table:default-cell-style-name="ce19"/>
        <table:table-column table:style-name="co14" table:number-columns-repeated="3" table:default-cell-style-name="ce19"/>
        <table:table-column table:style-name="co4" table:default-cell-style-name="ce12"/>
        <table:table-column table:style-name="co16" table:default-cell-style-name="ce12"/>
        <table:table-column table:style-name="co4" table:number-columns-repeated="1014" table:default-cell-style-name="ce12"/>
        <table:table-row table:style-name="ro5">
          <table:table-cell table:style-name="ce5" office:value-type="string">
            <text:p>Plataforma / Cliente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Citas</text:p>
          </table:table-cell>
          <table:table-cell table:style-name="ce15" office:value-type="string">
            <text:p>Contactos</text:p>
          </table:table-cell>
          <table:table-cell table:style-name="ce15" office:value-type="string">
            <text:p>Tareas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Navegador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7" office:value-type="string">
            <text:p>Firefox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8" office:value-type="string">
            <text:p>Firefox 23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iExplorer</text:p>
          </table:table-cell>
          <table:table-cell table:style-name="ce7" table:content-validation-name="val2"/>
          <table:table-cell table:style-name="ce7" table:content-validation-name="val3" table:number-columns-repeated="3"/>
          <table:table-cell table:number-columns-repeated="1016"/>
        </table:table-row>
        <table:table-row table:style-name="ro5">
          <table:table-cell table:style-name="ce8" office:value-type="string">
            <text:p>IExplorer 9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Terminales móviles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Blackberry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RIM X</text:p>
          </table:table-cell>
          <table:table-cell table:style-name="ce17" table:content-validation-name="val2" office:value-type="string">
            <text:p>Descontinuado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RIM 6</text:p>
          </table:table-cell>
          <table:table-cell table:style-name="ce17" table:content-validation-name="val2" office:value-type="string">
            <text:p>No compatible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Nokia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Symbian</text:p>
          </table:table-cell>
          <table:table-cell table:style-name="ce17" table:content-validation-name="val2" office:value-type="string">
            <text:p>Descontinuado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Plataforma Windows Mobile</text:p>
          </table:table-cell>
          <table:table-cell table:style-name="ce18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WM X.Y</text:p>
          </table:table-cell>
          <table:table-cell table:style-name="ce17" table:content-validation-name="val2" office:value-type="string">
            <text:p>Descontinuado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iPhone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iOS5</text:p>
          </table:table-cell>
          <table:table-cell table:style-name="ce17" table:content-validation-name="val2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iOS6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Plataforma Androi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Android 2.2.3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Android 4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Clientes de escritorio</text:p>
          </table:table-cell>
          <table:table-cell table:style-name="ce16" table:content-validation-name="val2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Outlook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Outlook 2003</text:p>
          </table:table-cell>
          <table:table-cell table:style-name="ce17" table:content-validation-name="val2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Outlook 2007</text:p>
          </table:table-cell>
          <table:table-cell table:style-name="ce17" table:content-validation-name="val2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Outlook 2010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1" office:value-type="string">
            <text:p>Thunderbird</text:p>
          </table:table-cell>
          <table:table-cell table:style-name="ce11" table:content-validation-name="val2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TB 8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TB 17</text:p>
          </table:table-cell>
          <table:table-cell table:style-name="ce17" table:content-validation-name="val2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B 24</text:p>
          </table:table-cell>
          <table:table-cell table:style-name="ce17" table:content-validation-name="val2" office:value-type="string">
            <text:p>Previsto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3">
          <table:table-cell table:style-name="ce13" office:value-type="string">
            <text:p>Leyenda</text:p>
          </table:table-cell>
          <table:table-cell table:number-columns-repeated="1020"/>
        </table:table-row>
        <table:table-row table:style-name="ro12">
          <table:table-cell table:style-name="ce14" office:value-type="string" table:number-columns-spanned="5" table:number-rows-spanned="1">
            <text:p>Compatibilidad (Citas/Contactos/Tareas):<text:line-break/>- Sí: Funciona, sin limitaciones o limitaciones muy puntuales y en casos de uso poco frecuentes.<text:line-break/>- No: No es compatible<text:line-break/><text:line-break/>Para más detalles sobre la configuración o las limitaciones, consultar los manuales de usuario de las distintas plataformas y cliente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6"/>
        </table:table-row>
        <table:table-row table:style-name="ro11" table:number-rows-repeated="2">
          <table:table-cell table:number-columns-repeated="1021"/>
        </table:table-row>
        <table:table-row table:style-name="ro3">
          <table:table-cell table:style-name="ce13" office:value-type="string">
            <text:p>Observaciones</text:p>
          </table:table-cell>
          <table:table-cell table:number-columns-repeated="1020"/>
        </table:table-row>
        <table:table-row table:style-name="ro13">
          <table:table-cell table:style-name="ce14" office:value-type="string" table:number-columns-spanned="5" table:number-rows-spanned="1">
            <text:p>Planificación:</text:p>
            <text:p/>
            <text:p>2.10.0 (Marzo 2013)</text:p>
            <text:p>- iOS7</text:p>
            <text:p/>
            <text:p>Fin del soporte de:</text:p>
            <text:p>- RIM X</text:p>
            <text:p>- Symbia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6"/>
        </table:table-row>
        <table:table-row table:style-name="ro13" table:number-rows-repeated="1048539">
          <table:table-cell table:number-columns-repeated="1021"/>
        </table:table-row>
        <table:table-row table:style-name="ro13">
          <table:table-cell table:number-columns-repeated="1021"/>
        </table:table-row>
      </table:table>
      <table:table table:name="Datos" table:style-name="ta1" table:print="false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row table:style-name="ro1">
          <table:table-cell table:style-name="Heading" office:value-type="string">
            <text:p>Estados</text:p>
          </table:table-cell>
          <table:table-cell table:style-name="Heading" office:value-type="string">
            <text:p>Significado</text:p>
          </table:table-cell>
        </table:table-row>
        <table:table-row table:style-name="ro3">
          <table:table-cell office:value-type="string">
            <text:p>Compatible</text:p>
          </table:table-cell>
          <table:table-cell office:value-type="string">
            <text:p>Se ha probado y funciona plenamente o con limitaciones, si existen. Hay soporte.</text:p>
          </table:table-cell>
        </table:table-row>
        <table:table-row table:style-name="ro3">
          <table:table-cell office:value-type="string">
            <text:p>No compatible</text:p>
          </table:table-cell>
          <table:table-cell office:value-type="string">
            <text:p>No funciona o no se han realizado pruebas oficiales. No hay soporte.</text:p>
          </table:table-cell>
        </table:table-row>
        <table:table-row table:style-name="ro9">
          <table:table-cell office:value-type="string">
            <text:p>Previsto</text:p>
          </table:table-cell>
          <table:table-cell office:value-type="string">
            <text:p>Está en fase de pruebas, y la previsión es que el producto se modifique para que funcione. No hay soporte, pero se prevé que sí en el futuro.</text:p>
          </table:table-cell>
        </table:table-row>
        <table:table-row table:style-name="ro9">
          <table:table-cell office:value-type="string">
            <text:p>A Descontinuar</text:p>
          </table:table-cell>
          <table:table-cell office:value-type="string">
            <text:p>Se prestará soporte, pero en próximas versiones X.Y no se contempla el soporte. No se garantizan los correctivos.</text:p>
          </table:table-cell>
        </table:table-row>
        <table:table-row table:style-name="ro9">
          <table:table-cell office:value-type="string">
            <text:p>Descontinuado</text:p>
          </table:table-cell>
          <table:table-cell office:value-type="string">
            <text:p>Puede que funcione, pero no se prestará soporte o, si excepcionalmente se presta, no se realizarán correctivos en el product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Heading" office:value-type="string">
            <text:p>Compatibilidad</text:p>
          </table:table-cell>
          <table:table-cell table:style-name="Heading" office:value-type="string">
            <text:p>Significado</text:p>
          </table:table-cell>
        </table:table-row>
        <table:table-row table:style-name="ro3">
          <table:table-cell office:value-type="string">
            <text:p>No</text:p>
          </table:table-cell>
          <table:table-cell office:value-type="string">
            <text:p>No es compatible</text:p>
          </table:table-cell>
        </table:table-row>
        <table:table-row table:style-name="ro3">
          <table:table-cell office:value-type="string">
            <text:p>Sí</text:p>
          </table:table-cell>
          <table:table-cell office:value-type="string">
            <text:p>Funciona, sin limitaciones o limitaciones muy puntuales y en casos de uso poco frecuentes.</text:p>
          </table:table-cell>
        </table:table-row>
      </table:table>
      <table:table table:name="SAD 2.9.0" table:style-name="ta1" table:print="false">
        <table:table-column table:style-name="co10" table:default-cell-style-name="ce12"/>
        <table:table-column table:style-name="co11" table:default-cell-style-name="ce19"/>
        <table:table-column table:style-name="co14" table:number-columns-repeated="3" table:default-cell-style-name="ce19"/>
        <table:table-column table:style-name="co4" table:default-cell-style-name="ce12"/>
        <table:table-column table:style-name="co16" table:default-cell-style-name="ce12"/>
        <table:table-column table:style-name="co4" table:number-columns-repeated="1014" table:default-cell-style-name="ce12"/>
        <table:table-row table:style-name="ro5">
          <table:table-cell table:style-name="ce5" office:value-type="string">
            <text:p>Plataforma / Cliente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Citas</text:p>
          </table:table-cell>
          <table:table-cell table:style-name="ce15" office:value-type="string">
            <text:p>Contactos</text:p>
          </table:table-cell>
          <table:table-cell table:style-name="ce15" office:value-type="string">
            <text:p>Tareas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Navegadores</text:p>
          </table:table-cell>
          <table:table-cell table:style-name="ce16" table:content-validation-name="val4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7" office:value-type="string">
            <text:p>Firefox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8" office:value-type="string">
            <text:p>Firefox 23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7" office:value-type="string">
            <text:p>iExplorer</text:p>
          </table:table-cell>
          <table:table-cell table:style-name="ce7"/>
          <table:table-cell table:style-name="ce7" table:content-validation-name="val3" table:number-columns-repeated="3"/>
          <table:table-cell table:number-columns-repeated="1016"/>
        </table:table-row>
        <table:table-row table:style-name="ro5">
          <table:table-cell table:style-name="ce8" office:value-type="string">
            <text:p>IExplorer 9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Terminales móviles</text:p>
          </table:table-cell>
          <table:table-cell table:style-name="ce16" table:content-validation-name="val4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Blackberry</text:p>
          </table:table-cell>
          <table:table-cell table:style-name="ce11" table:content-validation-name="val5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RIM X</text:p>
          </table:table-cell>
          <table:table-cell table:style-name="ce17" table:content-validation-name="val6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RIM 6</text:p>
          </table:table-cell>
          <table:table-cell table:style-name="ce17" table:content-validation-name="val4" office:value-type="string">
            <text:p>No compatible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Nokia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Symbian</text:p>
          </table:table-cell>
          <table:table-cell table:style-name="ce17" table:content-validation-name="val4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Plataforma Windows Mobile</text:p>
          </table:table-cell>
          <table:table-cell table:style-name="ce18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WM X.Y</text:p>
          </table:table-cell>
          <table:table-cell table:style-name="ce17" table:content-validation-name="val4" office:value-type="string">
            <text:p>Descontinuado</text:p>
          </table:table-cell>
          <table:table-cell table:style-name="ce22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Plataforma iPhone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iOS5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iOS6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9" office:value-type="string">
            <text:p>Plataforma Android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Android 2.2.3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Android 4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Clientes de escritorio</text:p>
          </table:table-cell>
          <table:table-cell table:style-name="ce16" table:content-validation-name="val4"/>
          <table:table-cell table:style-name="ce16" table:content-validation-name="val3" table:number-columns-repeated="3"/>
          <table:table-cell table:number-columns-repeated="1016"/>
        </table:table-row>
        <table:table-row table:style-name="ro5">
          <table:table-cell table:style-name="ce9" office:value-type="string">
            <text:p>Outlook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Outlook 2003</text:p>
          </table:table-cell>
          <table:table-cell table:style-name="ce17" table:content-validation-name="val4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Outlook 2007</text:p>
          </table:table-cell>
          <table:table-cell table:style-name="ce17" table:content-validation-name="val4" office:value-type="string">
            <text:p>A Descontinuar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Outlook 2010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1" office:value-type="string">
            <text:p>Thunderbird</text:p>
          </table:table-cell>
          <table:table-cell table:style-name="ce11" table:content-validation-name="val4"/>
          <table:table-cell table:style-name="ce11" table:content-validation-name="val3" table:number-columns-repeated="3"/>
          <table:table-cell table:number-columns-repeated="1016"/>
        </table:table-row>
        <table:table-row table:style-name="ro5">
          <table:table-cell table:style-name="ce10" office:value-type="string">
            <text:p>TB 8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TB 17</text:p>
          </table:table-cell>
          <table:table-cell table:style-name="ce17" table:content-validation-name="val4" office:value-type="string">
            <text:p>Compatible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style-name="ce21" table:content-validation-name="val3" office:value-type="string">
            <text:p>Sí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3">
          <table:table-cell table:style-name="ce13" office:value-type="string">
            <text:p>Leyenda</text:p>
          </table:table-cell>
          <table:table-cell table:number-columns-repeated="1020"/>
        </table:table-row>
        <table:table-row table:style-name="ro12">
          <table:table-cell table:style-name="ce14" office:value-type="string" table:number-columns-spanned="5" table:number-rows-spanned="1">
            <text:p>Compatibilidad (Citas/Contactos/Tareas):<text:line-break/>- Sí: Funciona, sin limitaciones o limitaciones muy puntuales y en casos de uso poco frecuentes.<text:line-break/>- No: No es compatible<text:line-break/><text:line-break/>Para más detalles sobre la configuración o las limitaciones, consultar los manuales de usuario de las distintas plataformas y cliente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6"/>
        </table:table-row>
        <table:table-row table:style-name="ro11" table:number-rows-repeated="2">
          <table:table-cell table:number-columns-repeated="1021"/>
        </table:table-row>
        <table:table-row table:style-name="ro3">
          <table:table-cell table:style-name="ce13" office:value-type="string">
            <text:p>Observaciones</text:p>
          </table:table-cell>
          <table:table-cell table:number-columns-repeated="1020"/>
        </table:table-row>
        <table:table-row table:style-name="ro14">
          <table:table-cell table:style-name="ce14" office:value-type="string" table:number-columns-spanned="5" table:number-rows-spanned="1">
            <text:p>Planificación:</text:p>
            <text:p/>
            <text:p>2.9.0 (Octubre 2013)</text:p>
            <text:p>- Android 4</text:p>
            <text:p>- iOS6</text:p>
            <text:p>- Thunderbird 17</text:p>
            <text:p/>
            <text:p>Fin del soporte de:</text:p>
            <text:p>- Blackberry</text:p>
            <text:p>- Nokia (Symbian)</text:p>
            <text:p>- Outlook 2003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6"/>
        </table:table-row>
        <table:table-row table:style-name="ro14" table:number-rows-repeated="1048540">
          <table:table-cell table:number-columns-repeated="1021"/>
        </table:table-row>
        <table:table-row table:style-name="ro14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able-cell-properties fo:background-color="#e6e6e6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8000" style:text-align-source="fix" style:repeat-content="false" fo:border="0.002cm solid #000000"/>
      <style:paragraph-properties fo:text-align="start"/>
      <style:text-properties fo:color="#ffffff" fo:font-size="10pt" fo:font-style="normal" fo:font-weight="bold"/>
    </style:style>
    <style:style style:name="Heading1" style:family="table-cell" style:parent-style-name="Heading">
      <style:table-cell-properties fo:background-color="#b3b300" style:rotation-angle="0"/>
      <style:text-properties style:use-window-font-color="true" fo:font-weight="normal"/>
    </style:style>
    <style:style style:name="HeadingResult" style:family="table-cell" style:parent-style-name="Default">
      <style:table-cell-properties fo:background-color="#b3b3b3" style:text-align-source="fix" style:repeat-content="false"/>
      <style:paragraph-properties fo:text-align="end"/>
      <style:text-properties fo:font-weight="bold"/>
    </style:style>
    <style:style style:name="SinDatos" style:family="table-cell" style:parent-style-name="Default">
      <style:table-cell-properties fo:background-color="#e6e6e6"/>
    </style:style>
    <style:style style:name="VALOR_5f_BUENO" style:display-name="VALOR_BUENO" style:family="table-cell" style:parent-style-name="Default">
      <style:table-cell-properties fo:background-color="#00ff00"/>
    </style:style>
    <style:style style:name="VALOR_5f_REGULAR" style:display-name="VALOR_REGULAR" style:family="table-cell" style:parent-style-name="Default">
      <style:table-cell-properties fo:background-color="#ffb515"/>
    </style:style>
    <style:style style:name="VALOR_5f_MALO" style:display-name="VALOR_MALO" style:family="table-cell" style:parent-style-name="Default">
      <style:table-cell-properties fo:background-color="#ff0000"/>
    </style:style>
    <style:style style:name="ESTADO_5f_ALERTA" style:display-name="ESTADO_ALERTA" style:family="table-cell" style:parent-style-name="Default">
      <style:table-cell-properties fo:background-color="#e6e64c" style:text-align-source="fix" style:repeat-content="false"/>
      <style:paragraph-properties fo:text-align="center"/>
    </style:style>
    <style:style style:name="VALOR_5f_INDIFERENTE" style:display-name="VALOR_INDIFERENTE" style:family="table-cell" style:parent-style-name="Default">
      <style:table-cell-properties fo:background-color="#e6e6e6"/>
    </style:style>
    <style:style style:name="VALOR_5f_INEXACTO" style:display-name="VALOR_INEXACTO" style:family="table-cell" style:parent-style-name="Default">
      <style:table-cell-properties fo:background-color="#ffcc99"/>
    </style:style>
    <style:style style:name="Encabezado2" style:family="table-cell" style:parent-style-name="Heading1">
      <style:table-cell-properties fo:background-color="#e6e64c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6/06/2015</text:date>, <text:time>13:3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30T11:50:12</meta:creation-date>
    <dc:date>2015-06-26T13:37:04</dc:date>
    <meta:editing-duration>PT22H17M34S</meta:editing-duration>
    <meta:editing-cycles>177</meta:editing-cycles>
    <meta:generator>OpenOffice.org/3.2$Linux OpenOffice.org_project/320m12$Build-9483</meta:generator>
    <meta:document-statistic meta:table-count="6" meta:cell-count="36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